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8.122cm" svg:y="2.709cm">
            <draw:object draw:notify-on-update-of-ranges="Sheet1.A1:Sheet1.A1 Sheet1.A2:Sheet1.A9 Sheet1.B1:Sheet1.B1 Sheet1.B2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9T15:35:30.819317486</meta:creation-date>
    <dc:date>2023-06-19T15:37:23.486103217</dc:date>
    <meta:editing-duration>PT1M53S</meta:editing-duration>
    <meta:editing-cycles>1</meta:editing-cycles>
    <meta:document-statistic meta:table-count="1" meta:cell-count="18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437cm" svg:y="4.204cm" style:legend-expansion="high" chart:style-name="ch2"/>
        <chart:plot-area chart:style-name="ch3" table:cell-range-address="Sheet1.A1:Sheet1.B9" chart:data-source-has-labels="row" svg:x="0.897cm" svg:y="0.363cm" svg:width="12.798cm" svg:height="8.646cm">
          <chartooo:coordinate-region svg:x="1.518cm" svg:y="0.563cm" svg:width="11.9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9" chart:label-cell-address="Sheet1.B1:Sheet1.B1" chart:class="chart:scatter">
            <chart:domain table:cell-range-address="Sheet1.A2:Sheet1.A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A2:Sheet1.A9</svg:desc>
                </draw:g>
              </table:table-cell>
              <table:table-cell office:value-type="float" office:value="1">
                <text:p>1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">
                <text:p>46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